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6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7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8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29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0" style:family="paragraph" style:parent-style-name="Text_20_body">
      <style:text-properties fo:font-style="normal" officeooo:rsid="004d899b" officeooo:paragraph-rsid="004d899b" style:font-style-asian="normal" style:font-style-complex="normal"/>
    </style:style>
    <style:style style:name="P31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32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33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34" style:family="paragraph" style:parent-style-name="Text_20_body">
      <style:text-properties officeooo:rsid="001be0e2" officeooo:paragraph-rsid="001be0e2"/>
    </style:style>
    <style:style style:name="P35" style:family="paragraph" style:parent-style-name="Text_20_body">
      <style:text-properties officeooo:rsid="001be0e2" officeooo:paragraph-rsid="001db63d"/>
    </style:style>
    <style:style style:name="P36" style:family="paragraph" style:parent-style-name="Text_20_body">
      <style:text-properties officeooo:rsid="001a6684" officeooo:paragraph-rsid="001a6684"/>
    </style:style>
    <style:style style:name="P37" style:family="paragraph" style:parent-style-name="Text_20_body">
      <style:text-properties officeooo:paragraph-rsid="00235ad3"/>
    </style:style>
    <style:style style:name="P38" style:family="paragraph" style:parent-style-name="Text_20_body">
      <style:text-properties officeooo:rsid="00237d82" officeooo:paragraph-rsid="00237d82"/>
    </style:style>
    <style:style style:name="P39" style:family="paragraph" style:parent-style-name="Text_20_body">
      <style:text-properties officeooo:rsid="00255d0b" officeooo:paragraph-rsid="00255d0b"/>
    </style:style>
    <style:style style:name="P40" style:family="paragraph" style:parent-style-name="Text_20_body">
      <style:text-properties officeooo:rsid="00296399" officeooo:paragraph-rsid="00296399"/>
    </style:style>
    <style:style style:name="P41" style:family="paragraph" style:parent-style-name="Text_20_body">
      <style:text-properties officeooo:rsid="002b2a8d" officeooo:paragraph-rsid="002b2a8d"/>
    </style:style>
    <style:style style:name="P42" style:family="paragraph" style:parent-style-name="Text_20_body">
      <style:text-properties officeooo:rsid="0026f3dc"/>
    </style:style>
    <style:style style:name="P43" style:family="paragraph" style:parent-style-name="Text_20_body">
      <style:text-properties officeooo:paragraph-rsid="002ffd33"/>
    </style:style>
    <style:style style:name="P44" style:family="paragraph" style:parent-style-name="Text_20_body">
      <style:text-properties officeooo:paragraph-rsid="0034f321"/>
    </style:style>
    <style:style style:name="P45" style:family="paragraph" style:parent-style-name="Text_20_body">
      <style:text-properties officeooo:paragraph-rsid="002b2a8d"/>
    </style:style>
    <style:style style:name="P46" style:family="paragraph" style:parent-style-name="Text_20_body">
      <style:text-properties officeooo:rsid="003a12d5" officeooo:paragraph-rsid="003a12d5"/>
    </style:style>
    <style:style style:name="P47" style:family="paragraph" style:parent-style-name="Text_20_body">
      <style:text-properties officeooo:rsid="003a64c6" officeooo:paragraph-rsid="003a64c6"/>
    </style:style>
    <style:style style:name="P48" style:family="paragraph" style:parent-style-name="Text_20_body">
      <style:text-properties officeooo:rsid="003aa970" officeooo:paragraph-rsid="003aa970"/>
    </style:style>
    <style:style style:name="P49" style:family="paragraph" style:parent-style-name="Text_20_body">
      <style:text-properties officeooo:rsid="003ac123" officeooo:paragraph-rsid="003ac123"/>
    </style:style>
    <style:style style:name="P50" style:family="paragraph" style:parent-style-name="Text_20_body">
      <style:text-properties officeooo:rsid="003c9dca" officeooo:paragraph-rsid="003c9dca"/>
    </style:style>
    <style:style style:name="P51" style:family="paragraph" style:parent-style-name="Text_20_body">
      <style:text-properties officeooo:rsid="003eda0c" officeooo:paragraph-rsid="003eda0c"/>
    </style:style>
    <style:style style:name="P52" style:family="paragraph" style:parent-style-name="Text_20_body">
      <style:text-properties officeooo:rsid="004060c7" officeooo:paragraph-rsid="004060c7"/>
    </style:style>
    <style:style style:name="P53" style:family="paragraph" style:parent-style-name="Text_20_body">
      <style:paragraph-properties fo:line-height="100%"/>
      <style:text-properties officeooo:rsid="00406a51" officeooo:paragraph-rsid="00406a51"/>
    </style:style>
    <style:style style:name="P54" style:family="paragraph" style:parent-style-name="Text_20_body">
      <style:paragraph-properties fo:line-height="100%"/>
      <style:text-properties officeooo:rsid="00406a51" officeooo:paragraph-rsid="00412ae8"/>
    </style:style>
    <style:style style:name="P55" style:family="paragraph" style:parent-style-name="Text_20_body">
      <style:paragraph-properties fo:line-height="100%"/>
      <style:text-properties officeooo:rsid="00412ae8" officeooo:paragraph-rsid="00412ae8"/>
    </style:style>
    <style:style style:name="P56" style:family="paragraph" style:parent-style-name="Text_20_body">
      <style:paragraph-properties fo:line-height="100%"/>
      <style:text-properties officeooo:rsid="0042427c" officeooo:paragraph-rsid="0042427c"/>
    </style:style>
    <style:style style:name="P57" style:family="paragraph" style:parent-style-name="Text_20_body">
      <style:text-properties officeooo:rsid="0043a721" officeooo:paragraph-rsid="0043a721"/>
    </style:style>
    <style:style style:name="P58" style:family="paragraph" style:parent-style-name="Text_20_body">
      <style:text-properties officeooo:paragraph-rsid="0043a721"/>
    </style:style>
    <style:style style:name="P59" style:family="paragraph" style:parent-style-name="Text_20_body">
      <style:text-properties officeooo:rsid="00451647" officeooo:paragraph-rsid="00451647"/>
    </style:style>
    <style:style style:name="P60" style:family="paragraph" style:parent-style-name="Text_20_body">
      <style:text-properties officeooo:paragraph-rsid="00451647"/>
    </style:style>
    <style:style style:name="P61" style:family="paragraph" style:parent-style-name="Text_20_body">
      <style:text-properties officeooo:rsid="004978c2" officeooo:paragraph-rsid="004978c2"/>
    </style:style>
    <style:style style:name="P62" style:family="paragraph" style:parent-style-name="Text_20_body">
      <style:text-properties officeooo:rsid="004a691b" officeooo:paragraph-rsid="004a691b"/>
    </style:style>
    <style:style style:name="P63" style:family="paragraph" style:parent-style-name="Text_20_body">
      <style:text-properties officeooo:paragraph-rsid="004a691b"/>
    </style:style>
    <style:style style:name="P64" style:family="paragraph" style:parent-style-name="Text_20_body">
      <style:text-properties officeooo:rsid="004b8ddd" officeooo:paragraph-rsid="004b8ddd"/>
    </style:style>
    <style:style style:name="P65" style:family="paragraph" style:parent-style-name="Text_20_body">
      <style:text-properties officeooo:rsid="004d899b" officeooo:paragraph-rsid="004d899b"/>
    </style:style>
    <style:style style:name="P66" style:family="paragraph" style:parent-style-name="Text_20_body">
      <style:text-properties officeooo:paragraph-rsid="00508971"/>
    </style:style>
    <style:style style:name="P67" style:family="paragraph" style:parent-style-name="Text_20_body">
      <style:text-properties officeooo:rsid="00508971" officeooo:paragraph-rsid="00508971"/>
    </style:style>
    <style:style style:name="P68" style:family="paragraph" style:parent-style-name="Text_20_body">
      <style:text-properties officeooo:rsid="00508971" officeooo:paragraph-rsid="0051f0a2"/>
    </style:style>
    <style:style style:name="P69" style:family="paragraph" style:parent-style-name="Text_20_body">
      <style:text-properties officeooo:rsid="0051f0a2" officeooo:paragraph-rsid="0051f0a2"/>
    </style:style>
    <style:style style:name="P70" style:family="paragraph" style:parent-style-name="Text_20_body">
      <style:text-properties officeooo:rsid="0051f0a2" officeooo:paragraph-rsid="005241eb"/>
    </style:style>
    <style:style style:name="P71" style:family="paragraph" style:parent-style-name="Text_20_body">
      <style:text-properties officeooo:paragraph-rsid="0053a15f"/>
    </style:style>
    <style:style style:name="P72" style:family="paragraph" style:parent-style-name="Text_20_body">
      <style:text-properties officeooo:rsid="0053a15f" officeooo:paragraph-rsid="0053a15f"/>
    </style:style>
    <style:style style:name="P73" style:family="paragraph" style:parent-style-name="Subtitle">
      <style:text-properties officeooo:rsid="000d3c50" officeooo:paragraph-rsid="000d3c50"/>
    </style:style>
    <style:style style:name="P74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75" style:family="paragraph" style:parent-style-name="Text_20_body">
      <style:paragraph-properties fo:break-before="page"/>
      <style:text-properties officeooo:rsid="00237d82" officeooo:paragraph-rsid="00237d82"/>
    </style:style>
    <style:style style:name="P76" style:family="paragraph" style:parent-style-name="Text_20_body">
      <style:paragraph-properties fo:break-before="page"/>
      <style:text-properties officeooo:paragraph-rsid="004a691b"/>
    </style:style>
    <style:style style:name="P77" style:family="paragraph" style:parent-style-name="Text_20_body">
      <style:paragraph-properties fo:break-before="page"/>
      <style:text-properties officeooo:rsid="004a691b" officeooo:paragraph-rsid="004a691b"/>
    </style:style>
    <style:style style:name="P78" style:family="paragraph" style:parent-style-name="Text_20_body">
      <style:paragraph-properties fo:margin-left="0.4925in" fo:margin-right="0in" fo:text-indent="0in" style:auto-text-indent="false"/>
    </style:style>
    <style:style style:name="P79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80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81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85" style:family="paragraph" style:parent-style-name="Text_20_body" style:list-style-name="L1">
      <style:text-properties officeooo:paragraph-rsid="00114b53"/>
    </style:style>
    <style:style style:name="P86" style:family="paragraph" style:parent-style-name="Text_20_body" style:list-style-name="L1">
      <style:text-properties officeooo:paragraph-rsid="00146bb3"/>
    </style:style>
    <style:style style:name="P87" style:family="paragraph" style:parent-style-name="Text_20_body" style:list-style-name="L1">
      <style:text-properties officeooo:paragraph-rsid="0015a187"/>
    </style:style>
    <style:style style:name="P88" style:family="paragraph" style:parent-style-name="Text_20_body" style:list-style-name="L1">
      <style:text-properties officeooo:paragraph-rsid="00176ce0"/>
    </style:style>
    <style:style style:name="P89" style:family="paragraph" style:parent-style-name="Text_20_body">
      <style:text-properties fo:font-style="normal" officeooo:rsid="0053a15f" officeooo:paragraph-rsid="0053a15f" style:font-style-asian="normal" style:font-style-complex="normal"/>
    </style:style>
    <style:style style:name="P90" style:family="paragraph" style:parent-style-name="Text_20_body">
      <style:text-properties fo:font-style="normal" officeooo:rsid="0043a721" officeooo:paragraph-rsid="0054c779" style:font-style-asian="normal" style:font-style-complex="normal"/>
    </style:style>
    <style:style style:name="P91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92" style:family="paragraph" style:parent-style-name="Text_20_body" style:list-style-name="L2">
      <style:text-properties officeooo:rsid="001be0e2" officeooo:paragraph-rsid="001be0e2"/>
    </style:style>
    <style:style style:name="P93" style:family="paragraph" style:parent-style-name="Text_20_body" style:list-style-name="L3">
      <style:text-properties officeooo:rsid="001be0e2" officeooo:paragraph-rsid="001be0e2"/>
    </style:style>
    <style:style style:name="P94" style:family="paragraph" style:parent-style-name="Text_20_body" style:list-style-name="L2">
      <style:text-properties officeooo:rsid="001a6684" officeooo:paragraph-rsid="001a6684"/>
    </style:style>
    <style:style style:name="P95" style:family="paragraph" style:parent-style-name="Text_20_body" style:list-style-name="L2">
      <style:text-properties officeooo:rsid="001ed4ca" officeooo:paragraph-rsid="001ed4ca"/>
    </style:style>
    <style:style style:name="P96" style:family="paragraph" style:parent-style-name="Text_20_body">
      <style:text-properties officeooo:rsid="0043a721" officeooo:paragraph-rsid="0054c779"/>
    </style:style>
    <style:style style:name="P97" style:family="paragraph" style:parent-style-name="Text_20_body">
      <style:text-properties officeooo:rsid="0054c779" officeooo:paragraph-rsid="0054c779"/>
    </style:style>
    <style:style style:name="P98" style:family="paragraph" style:parent-style-name="Heading_20_1">
      <style:paragraph-properties fo:break-before="page"/>
      <style:text-properties officeooo:rsid="000d3c50" officeooo:paragraph-rsid="000d3c50"/>
    </style:style>
    <style:style style:name="P99" style:family="paragraph" style:parent-style-name="Heading_20_1">
      <style:paragraph-properties fo:break-before="page"/>
      <style:text-properties officeooo:rsid="00114b53" officeooo:paragraph-rsid="00114b53"/>
    </style:style>
    <style:style style:name="P100" style:family="paragraph" style:parent-style-name="Heading_20_3">
      <style:text-properties officeooo:rsid="002c68f0" officeooo:paragraph-rsid="0034f321"/>
    </style:style>
    <style:style style:name="P101" style:family="paragraph" style:parent-style-name="Heading_20_3">
      <style:paragraph-properties fo:break-before="page"/>
    </style:style>
    <style:style style:name="P102" style:family="paragraph" style:parent-style-name="Heading_20_3">
      <style:paragraph-properties fo:break-before="page"/>
      <style:text-properties officeooo:paragraph-rsid="0053a15f"/>
    </style:style>
    <style:style style:name="P103" style:family="paragraph" style:parent-style-name="Heading_20_3">
      <style:paragraph-properties fo:break-before="page"/>
      <style:text-properties officeooo:paragraph-rsid="0026f3dc"/>
    </style:style>
    <style:style style:name="P104" style:family="paragraph" style:parent-style-name="Heading_20_3">
      <style:paragraph-properties fo:break-before="page"/>
      <style:text-properties officeooo:rsid="002ffd33" officeooo:paragraph-rsid="002ffd33"/>
    </style:style>
    <style:style style:name="P105" style:family="paragraph" style:parent-style-name="Heading_20_3">
      <style:paragraph-properties fo:break-before="page"/>
      <style:text-properties officeooo:rsid="002c68f0" officeooo:paragraph-rsid="0034f321"/>
    </style:style>
    <style:style style:name="P106" style:family="paragraph" style:parent-style-name="Heading_20_3">
      <style:paragraph-properties fo:break-before="page"/>
      <style:text-properties officeooo:rsid="00508971" officeooo:paragraph-rsid="00508971"/>
    </style:style>
    <style:style style:name="P107" style:family="paragraph" style:parent-style-name="Heading_20_3">
      <style:paragraph-properties fo:break-before="page"/>
      <style:text-properties officeooo:paragraph-rsid="003abb31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3abb31" style:font-style-asian="italic" style:font-style-complex="italic"/>
    </style:style>
    <style:style style:name="T16" style:family="text">
      <style:text-properties fo:font-style="italic" officeooo:rsid="0042427c" style:font-style-asian="italic" style:font-style-complex="italic"/>
    </style:style>
    <style:style style:name="T17" style:family="text">
      <style:text-properties fo:font-style="italic" officeooo:rsid="004867c4" style:font-style-asian="italic" style:font-style-complex="italic"/>
    </style:style>
    <style:style style:name="T18" style:family="text">
      <style:text-properties fo:font-style="italic" officeooo:rsid="004a691b" style:font-style-asian="italic" style:font-style-complex="italic"/>
    </style:style>
    <style:style style:name="T19" style:family="text">
      <style:text-properties fo:font-style="italic" officeooo:rsid="004d899b" style:font-style-asian="italic" style:font-style-complex="italic"/>
    </style:style>
    <style:style style:name="T20" style:family="text">
      <style:text-properties fo:font-style="italic" officeooo:rsid="00508971" style:font-style-asian="italic" style:font-style-complex="italic"/>
    </style:style>
    <style:style style:name="T21" style:family="text">
      <style:text-properties fo:font-style="italic" officeooo:rsid="0053a15f" style:font-style-asian="italic" style:font-style-complex="italic"/>
    </style:style>
    <style:style style:name="T22" style:family="text">
      <style:text-properties fo:font-style="italic" officeooo:rsid="0054c779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4c779" style:font-style-asian="italic" style:font-weight-asian="bold" style:font-style-complex="italic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46bb3" style:font-style-asian="normal" style:font-style-complex="normal"/>
    </style:style>
    <style:style style:name="T27" style:family="text">
      <style:text-properties fo:font-style="normal" officeooo:rsid="00114b53" style:font-style-asian="normal" style:font-style-complex="normal"/>
    </style:style>
    <style:style style:name="T28" style:family="text">
      <style:text-properties fo:font-style="normal" officeooo:rsid="0015a187" style:font-style-asian="normal" style:font-style-complex="normal"/>
    </style:style>
    <style:style style:name="T29" style:family="text">
      <style:text-properties fo:font-style="normal" officeooo:rsid="00176ce0" style:font-style-asian="normal" style:font-style-complex="normal"/>
    </style:style>
    <style:style style:name="T30" style:family="text">
      <style:text-properties fo:font-style="normal" officeooo:rsid="001945ba" style:font-style-asian="normal" style:font-style-complex="normal"/>
    </style:style>
    <style:style style:name="T31" style:family="text">
      <style:text-properties fo:font-style="normal" officeooo:rsid="001a6684" style:font-style-asian="normal" style:font-style-complex="normal"/>
    </style:style>
    <style:style style:name="T32" style:family="text">
      <style:text-properties fo:font-style="normal" officeooo:rsid="001be0e2" style:font-style-asian="normal" style:font-style-complex="normal"/>
    </style:style>
    <style:style style:name="T33" style:family="text">
      <style:text-properties fo:font-style="normal" officeooo:rsid="001db63d" style:font-style-asian="normal" style:font-style-complex="normal"/>
    </style:style>
    <style:style style:name="T34" style:family="text">
      <style:text-properties fo:font-style="normal" officeooo:rsid="001ed4ca" style:font-style-asian="normal" style:font-style-complex="normal"/>
    </style:style>
    <style:style style:name="T35" style:family="text">
      <style:text-properties fo:font-style="normal" officeooo:rsid="0021e389" style:font-style-asian="normal" style:font-style-complex="normal"/>
    </style:style>
    <style:style style:name="T36" style:family="text">
      <style:text-properties fo:font-style="normal" officeooo:rsid="00235ad3" style:font-style-asian="normal" style:font-style-complex="normal"/>
    </style:style>
    <style:style style:name="T37" style:family="text">
      <style:text-properties fo:font-style="normal" officeooo:rsid="00255d0b" style:font-style-asian="normal" style:font-style-complex="normal"/>
    </style:style>
    <style:style style:name="T38" style:family="text">
      <style:text-properties fo:font-style="normal" officeooo:rsid="0026f3dc" style:font-style-asian="normal" style:font-style-complex="normal"/>
    </style:style>
    <style:style style:name="T39" style:family="text">
      <style:text-properties fo:font-style="normal" officeooo:rsid="00278101" style:font-style-asian="normal" style:font-style-complex="normal"/>
    </style:style>
    <style:style style:name="T40" style:family="text">
      <style:text-properties fo:font-style="normal" officeooo:rsid="00296399" style:font-style-asian="normal" style:font-style-complex="normal"/>
    </style:style>
    <style:style style:name="T41" style:family="text">
      <style:text-properties fo:font-style="normal" officeooo:rsid="003143fa" style:font-style-asian="normal" style:font-style-complex="normal"/>
    </style:style>
    <style:style style:name="T42" style:family="text">
      <style:text-properties fo:font-style="normal" officeooo:rsid="003a12d5" style:font-style-asian="normal" style:font-style-complex="normal"/>
    </style:style>
    <style:style style:name="T43" style:family="text">
      <style:text-properties fo:font-style="normal" officeooo:rsid="003a64c6" style:font-style-asian="normal" style:font-style-complex="normal"/>
    </style:style>
    <style:style style:name="T44" style:family="text">
      <style:text-properties fo:font-style="normal" officeooo:rsid="003ac123" style:font-style-asian="normal" style:font-style-complex="normal"/>
    </style:style>
    <style:style style:name="T45" style:family="text">
      <style:text-properties fo:font-style="normal" officeooo:rsid="003abb31" style:font-style-asian="normal" style:font-style-complex="normal"/>
    </style:style>
    <style:style style:name="T46" style:family="text">
      <style:text-properties fo:font-style="normal" officeooo:rsid="0042427c" style:font-style-asian="normal" style:font-style-complex="normal"/>
    </style:style>
    <style:style style:name="T47" style:family="text">
      <style:text-properties fo:font-style="normal" officeooo:rsid="0043a721" style:font-style-asian="normal" style:font-style-complex="normal"/>
    </style:style>
    <style:style style:name="T48" style:family="text">
      <style:text-properties fo:font-style="normal" officeooo:rsid="00462bc6" style:font-style-asian="normal" style:font-style-complex="normal"/>
    </style:style>
    <style:style style:name="T49" style:family="text">
      <style:text-properties fo:font-style="normal" officeooo:rsid="004978c2" style:font-style-asian="normal" style:font-style-complex="normal"/>
    </style:style>
    <style:style style:name="T50" style:family="text">
      <style:text-properties fo:font-style="normal" officeooo:rsid="004a691b" style:font-style-asian="normal" style:font-style-complex="normal"/>
    </style:style>
    <style:style style:name="T51" style:family="text">
      <style:text-properties fo:font-style="normal" officeooo:rsid="004b8ddd" style:font-style-asian="normal" style:font-style-complex="normal"/>
    </style:style>
    <style:style style:name="T52" style:family="text">
      <style:text-properties fo:font-style="normal" officeooo:rsid="004ba7e5" style:font-style-asian="normal" style:font-style-complex="normal"/>
    </style:style>
    <style:style style:name="T53" style:family="text">
      <style:text-properties fo:font-style="normal" officeooo:rsid="004d899b" style:font-style-asian="normal" style:font-style-complex="normal"/>
    </style:style>
    <style:style style:name="T54" style:family="text">
      <style:text-properties fo:font-style="normal" officeooo:rsid="00508971" style:font-style-asian="normal" style:font-style-complex="normal"/>
    </style:style>
    <style:style style:name="T55" style:family="text">
      <style:text-properties fo:font-style="normal" officeooo:rsid="005241eb" style:font-style-asian="normal" style:font-style-complex="normal"/>
    </style:style>
    <style:style style:name="T56" style:family="text">
      <style:text-properties fo:font-style="normal" officeooo:rsid="0053a15f" style:font-style-asian="normal" style:font-style-complex="normal"/>
    </style:style>
    <style:style style:name="T57" style:family="text">
      <style:text-properties fo:font-style="normal" officeooo:rsid="0054c779" style:font-style-asian="normal" style:font-style-complex="normal"/>
    </style:style>
    <style:style style:name="T58" style:family="text">
      <style:text-properties officeooo:rsid="001945ba"/>
    </style:style>
    <style:style style:name="T59" style:family="text">
      <style:text-properties officeooo:rsid="0026f3dc"/>
    </style:style>
    <style:style style:name="T60" style:family="text">
      <style:text-properties officeooo:rsid="003abb31"/>
    </style:style>
    <style:style style:name="T61" style:family="text">
      <style:text-properties officeooo:rsid="00462bc6"/>
    </style:style>
    <style:style style:name="T62" style:family="text">
      <style:text-properties officeooo:rsid="004a691b"/>
    </style:style>
    <style:style style:name="T63" style:family="text">
      <style:text-properties officeooo:rsid="004d899b"/>
    </style:style>
    <style:style style:name="T64" style:family="text">
      <style:text-properties officeooo:rsid="00508971"/>
    </style:style>
    <style:style style:name="T65" style:family="text">
      <style:text-properties officeooo:rsid="0053a15f"/>
    </style:style>
    <style:style style:name="T66" style:family="text">
      <style:text-properties officeooo:rsid="0054c779"/>
    </style:style>
    <style:style style:name="T67" style:family="text">
      <style:text-properties officeooo:rsid="0056b4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SIO</text:p>
      <text:p text:style-name="P73">A type safe implementation o<text:span text:style-name="T58">f</text:span> <text:span text:style-name="T5">sprintf</text:span> and more.</text:p>
      <text:h text:style-name="P98" text:outline-level="1">Introduction.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34">Then why not just use the functions from the <text:span text:style-name="T5">std::printf</text:span><text:span text:style-name="T25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35"><text:span text:style-name="T25">Also, when the number of arguments is less than what the format expects, all kinds of havoc can </text:span><text:span text:style-name="T33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99" text:outline-level="1">Printf compatible functions.</text:h>
      <text:p text:style-name="P8"/>
      <text:p text:style-name="P9">The TSIO namespace contains the following printf compatible functions.</text:p>
      <text:list xml:id="list2528403527" text:style-name="L1">
        <text:list-item>
          <text:p text:style-name="P85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86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6">, appending to the current contens of </text:span></text:span><text:span text:style-name="Emphasis"><text:span text:style-name="T6">dest</text:span></text:span><text:span text:style-name="Emphasis"><text:span text:style-name="T26">.</text:span></text:span></text:p>
        </text:list-item>
        <text:list-item>
          <text:p text:style-name="P87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87"><text:span text:style-name="Source_20_Text"><text:span text:style-name="T27">template &lt;typename... Arguments&gt;<text:line-break/>int </text:span></text:span><text:span text:style-name="Source_20_Text"><text:span text:style-name="T28">o</text:span></text:span><text:span text:style-name="Source_20_Text"><text:span text:style-name="T27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7"> formats the </text:span><text:span text:style-name="Emphasis"><text:span text:style-name="T7">arguments</text:span></text:span><text:span text:style-name="T27"> according to the</text:span><text:span text:style-name="T26"> </text:span><text:span text:style-name="Emphasis"><text:span text:style-name="T6">format</text:span></text:span><text:span text:style-name="T26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87"><text:span text:style-name="Source_20_Text"><text:span text:style-name="T27">template &lt;typename... Arguments&gt;<text:line-break/>int </text:span></text:span><text:span text:style-name="Source_20_Text"><text:span text:style-name="T28">e</text:span></text:span><text:span text:style-name="Source_20_Text"><text:span text:style-name="T27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7"> formats the </text:span><text:span text:style-name="Emphasis"><text:span text:style-name="T7">arguments</text:span></text:span><text:span text:style-name="T27"> according to the</text:span><text:span text:style-name="T26"> </text:span><text:span text:style-name="Emphasis"><text:span text:style-name="T6">format</text:span></text:span><text:span text:style-name="T26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88"><text:span text:style-name="Source_20_Text"><text:span text:style-name="T27">template &lt;typename... Arguments&gt;<text:line-break/></text:span></text:span><text:span text:style-name="Source_20_Text"><text:span text:style-name="T29">std::string fstring</text:span></text:span><text:span text:style-name="Source_20_Text"><text:span text:style-name="T27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7"> formats the </text:span><text:span text:style-name="Emphasis"><text:span text:style-name="T7">arguments</text:span></text:span><text:span text:style-name="T27"> according to the</text:span><text:span text:style-name="T26"> </text:span><text:span text:style-name="Emphasis"><text:span text:style-name="T6">format</text:span></text:span><text:span text:style-name="T26"> and </text:span><text:span text:style-name="Emphasis"><text:span text:style-name="T9">returns the result as a </text:span></text:span><text:span text:style-name="Emphasis"><text:span text:style-name="T29">std::string</text:span></text:span><text:span text:style-name="T6">.</text:span></text:p>
        </text:list-item>
      </text:list>
      <text:p text:style-name="P12"/>
      <text:p text:style-name="P74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37"><text:span text:style-name="T30">Length modifiers are ignored, because the are not required. <text:s/>This mean</text:span><text:span text:style-name="T35">s</text:span><text:span text:style-name="T30"> that the </text:span><text:span text:style-name="T31">for example </text:span><text:span text:style-name="T30">format </text:span><text:span text:style-name="Source_20_Text"><text:span text:style-name="T30">“%d”</text:span></text:span> <text:span text:style-name="T58">can be used with all integral types (</text:span><text:span text:style-name="T10">char</text:span><text:span text:style-name="T58">, </text:span><text:span text:style-name="T10">short</text:span><text:span text:style-name="T58">, </text:span><text:span text:style-name="T10">int</text:span><text:span text:style-name="T58">, </text:span><text:span text:style-name="T10">long</text:span><text:span text:style-name="T58">, </text:span><text:span text:style-name="T10">long long</text:span><text:span text:style-name="T58"> and the corresponding unsigned variants).</text:span></text:p>
      <text:p text:style-name="P37"/>
      <text:p text:style-name="P38">Many useful extensions are provided as described in the next chapter.</text:p>
      <text:p text:style-name="P75"/>
      <text:h text:style-name="Heading_20_1" text:outline-level="1">Extensions.</text:h>
      <text:p text:style-name="Text_20_body"/>
      <text:h text:style-name="Heading_20_3" text:outline-level="3">The <text:span text:style-name="T5">C</text:span><text:span text:style-name="T25"> and </text:span><text:span text:style-name="T11">S</text:span><text:span text:style-name="T37"> format specifiers.</text:span></text:h>
      <text:p text:style-name="P14"/>
      <text:p text:style-name="P39"><text:span text:style-name="T25">The </text:span><text:span text:style-name="T5">C</text:span><text:span text:style-name="T25"> and </text:span><text:span text:style-name="T5">S</text:span><text:span text:style-name="T25"> format specifiers will output a string, just like </text:span><text:span text:style-name="T5">c</text:span><text:span text:style-name="T25"> or </text:span><text:span text:style-name="T5">s</text:span><text:span text:style-name="T25"> commands, but will replace unprintable characters by either a dot (.) or, in the alternative form (</text:span><text:span text:style-name="T5">#C</text:span><text:span text:style-name="T25"> and </text:span><text:span text:style-name="T5">#S</text:span><text:span text:style-name="T25">), by an escape sequence.</text:span></text:p>
      <text:p text:style-name="P15"/>
      <text:p text:style-name="P15">Example:</text:p>
      <text:p text:style-name="P79"><text:span text:style-name="Source_20_Text">fstring("’%C %C’", '\x12', 'a')</text:span></text:p>
      <text:p text:style-name="P82">produces</text:p>
      <text:p text:style-name="P79"><text:span text:style-name="Source_20_Text">‘. a’</text:span></text:p>
      <text:p text:style-name="P83"><text:span text:style-name="Source_20_Text"><text:span text:style-name="T59">and</text:span></text:span></text:p>
      <text:p text:style-name="P80"><text:span text:style-name="Source_20_Text">fstring("’%#C %#C %#C’", '\a', 'a', '\x5')</text:span></text:p>
      <text:p text:style-name="P84">produces</text:p>
      <text:p text:style-name="P80"><text:span text:style-name="Source_20_Text">‘\\a a \\005’</text:span></text:p>
      <text:p text:style-name="P78"><text:span text:style-name="Source_20_Text"/></text:p>
      <text:p text:style-name="P84">Likewise</text:p>
      <text:p text:style-name="P81"><text:span text:style-name="Source_20_Text">fstring("’%S’", "12\a\b\f34")</text:span></text:p>
      <text:p text:style-name="P84">produces</text:p>
      <text:p text:style-name="Text_20_body"><text:span text:style-name="Source_20_Text"><text:tab/>‘12...34’</text:span></text:p>
      <text:p text:style-name="P42">and</text:p>
      <text:p text:style-name="Text_20_body"><text:span text:style-name="Source_20_Text"><text:tab/>fstring("%#S", "12\a\b\f34")</text:span></text:p>
      <text:p text:style-name="P42">produces</text:p>
      <text:p text:style-name="Text_20_body"><text:tab/><text:span text:style-name="Source_20_Text">‘12\\a\\b\\f34’</text:span></text:p>
      <text:h text:style-name="P102" text:outline-level="3"><text:span text:style-name="Source_20_Text"><text:span text:style-name="T65">The </text:span></text:span><text:span text:style-name="Source_20_Text"><text:span text:style-name="T21">T</text:span></text:span><text:span text:style-name="Source_20_Text"><text:span text:style-name="T56"> format.</text:span></text:span></text:h>
      <text:p text:style-name="P71"><text:span text:style-name="Source_20_Text"><text:span text:style-name="T56"/></text:span></text:p>
      <text:p text:style-name="P72"><text:span text:style-name="T25">The </text:span><text:span text:style-name="T5">T</text:span><text:span text:style-name="T25"> format allows to jump to a tab stop or to a given column in the output.</text:span></text:p>
      <text:p text:style-name="P89"/>
      <text:p text:style-name="P72"><text:span text:style-name="T25">If no </text:span><text:span text:style-name="T5">#</text:span><text:span text:style-name="T25"> flag is given, the format </text:span><text:span text:style-name="T5">%nnT</text:span><text:span text:style-name="T25"> jumps to the next tab stop, where </text:span><text:span text:style-name="T5">nn</text:span><text:span text:style-name="T25"> specifies the distance between tab stops.</text:span></text:p>
      <text:p text:style-name="P72"><text:span text:style-name="T25">If a </text:span><text:span text:style-name="T5">#</text:span><text:span text:style-name="T25"> flag is given, the format </text:span><text:span text:style-name="T5">%#nnT</text:span><text:span text:style-name="T25"> jumps to column </text:span><text:span text:style-name="T5">nn</text:span><text:span text:style-name="T25"> in the output. <text:s/>If the output is already beyond that column, then a new line is generated followed with a jump to the given column.</text:span></text:p>
      <text:p text:style-name="P89"/>
      <text:p text:style-name="P72"><text:span text:style-name="T25">The </text:span><text:span text:style-name="T5">T</text:span><text:span text:style-name="T25"> format emits at least one space or new line.</text:span></text:p>
      <text:h text:style-name="P103" text:outline-level="3"><text:span text:style-name="T59">The </text:span><text:span text:style-name="T12">s</text:span><text:span text:style-name="T38"> format on </text:span><text:span text:style-name="T39">different value types</text:span><text:span text:style-name="T38">.</text:span></text:h>
      <text:p text:style-name="P16"/>
      <text:p text:style-name="P36"><text:span text:style-name="T25">The </text:span><text:span text:style-name="T5">s</text:span><text:span text:style-name="T25"> format specifier can be used for </text:span><text:span text:style-name="T39">many</text:span><text:span text:style-name="T25"> data types, not just </text:span><text:span text:style-name="T13">const char*</text:span><text:span text:style-name="T25">. <text:s/>It will choose an appropriate format as follows:</text:span></text:p>
      <text:list xml:id="list1883782211" text:style-name="L2">
        <text:list-item>
          <text:p text:style-name="P92"><text:span text:style-name="T25">For b</text:span><text:span text:style-name="T36">oolean</text:span><text:span text:style-name="T25"> arguments it will output the string literal </text:span><text:span text:style-name="T5">true</text:span><text:span text:style-name="T25"> or </text:span><text:span text:style-name="T5">false</text:span><text:span text:style-name="T25">.</text:span></text:p>
        </text:list-item>
        <text:list-item>
          <text:p text:style-name="P94"><text:span text:style-name="T32">F</text:span><text:span text:style-name="T25">or </text:span><text:span text:style-name="T32">other </text:span><text:span text:style-name="T25">integral arguments it will format like the </text:span><text:span text:style-name="T5">i</text:span><text:span text:style-name="T25"> specifier </text:span><text:span text:style-name="T41">for signed values and like </text:span><text:span text:style-name="T14">u</text:span><text:span text:style-name="T41"> for unsigned values</text:span><text:span text:style-name="T25">.</text:span></text:p>
        </text:list-item>
        <text:list-item>
          <text:p text:style-name="P92"><text:span text:style-name="T25">For floating point arguments it will format like the </text:span><text:span text:style-name="T5">g</text:span><text:span text:style-name="T25"> specifier.</text:span></text:p>
        </text:list-item>
        <text:list-item>
          <text:p text:style-name="P95"><text:span text:style-name="T34">F</text:span><text:span text:style-name="T25">or pointer arguments (except </text:span><text:span text:style-name="T5">const char</text:span><text:span text:style-name="T25">* of course) the </text:span><text:span text:style-name="T5">s</text:span><text:span text:style-name="T25"> specifier is not implemented.</text:span></text:p>
        </text:list-item>
      </text:list>
      <text:list xml:id="list3849496698" text:style-name="L3">
        <text:list-item>
          <text:p text:style-name="P93"><text:span text:style-name="T25">The </text:span><text:span text:style-name="T5">s</text:span><text:span text:style-name="T25"> format specifier accept</text:span><text:span text:style-name="T41">s</text:span><text:span text:style-name="T25"> </text:span><text:span text:style-name="T5">std::string</text:span><text:span text:style-name="T25"> as argument.</text:span></text:p>
        </text:list-item>
      </text:list>
      <text:p text:style-name="P17"/>
      <text:p text:style-name="P18">Example:</text:p>
      <text:p text:style-name="P40"><text:span text:style-name="T25"><text:tab/></text:span><text:span text:style-name="Source_20_Text"><text:span text:style-name="T25">std::string str("This is a std::string");</text:span></text:span></text:p>
      <text:p text:style-name="P40"><text:span text:style-name="Source_20_Text"><text:span text:style-name="T25"><text:tab/>fstring("'%s %s %s %s %s'", 123, 234.567, true, false, str)</text:span></text:span></text:p>
      <text:p text:style-name="P18">produces</text:p>
      <text:p text:style-name="P40"><text:span text:style-name="T25"><text:tab/></text:span><text:span text:style-name="Source_20_Text"><text:span text:style-name="T25">'123 234.567 true false This is a std::string'</text:span></text:span></text:p>
      <text:p text:style-name="P41"><text:span text:style-name="T40">a</text:span><text:span text:style-name="T25">nd</text:span></text:p>
      <text:p text:style-name="P41"><text:span text:style-name="T25"><text:tab/></text:span><text:span text:style-name="Source_20_Text"><text:span text:style-name="T25">fstring("'%06s %5.2s %10.3s'", 123, 234.567, 98.765)</text:span></text:span></text:p>
      <text:p text:style-name="P19">produces</text:p>
      <text:p text:style-name="P41"><text:span text:style-name="T25"><text:tab/></text:span><text:span text:style-name="Source_20_Text"><text:span text:style-name="T25">'000123 2.3e+02 <text:s text:c="6"/>98.8'</text:span></text:span></text:p>
      <text:p text:style-name="P45"/>
      <text:h text:style-name="P104" text:outline-level="3">Fill characters.</text:h>
      <text:p text:style-name="P43"/>
      <text:p text:style-name="P46">The <text:span text:style-name="T5">TSIO</text:span><text:span text:style-name="T25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46"><text:span text:style-name="T25">The numeric fill character is specified by adding </text:span><text:span text:style-name="T5">‘x</text:span><text:span text:style-name="T25"> to the format flags. <text:s/>The zeorofill flag (</text:span><text:span text:style-name="T5">0</text:span><text:span text:style-name="T25">) sets the numeric fill character to ‘0’.</text:span></text:p>
      <text:p text:style-name="P20"/>
      <text:p text:style-name="P20">Example:</text:p>
      <text:p text:style-name="P46"><text:span text:style-name="Source_20_Text"><text:span text:style-name="T25"><text:s text:c="4"/>fstring("%'*7d', %#'*7x", -23, 0xab)</text:span></text:span></text:p>
      <text:p text:style-name="P47"><text:span text:style-name="T42">p</text:span><text:span text:style-name="T25">roduces:</text:span></text:p>
      <text:p text:style-name="P47"><text:span text:style-name="Source_20_Text"><text:span text:style-name="T25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47"><text:span text:style-name="Source_20_Text"><text:span text:style-name="T25"><text:s text:c="4"/>fstring("%\"*7d', %#\"*7x", -23, 0xab)</text:span></text:span></text:p>
      <text:p text:style-name="P48"><text:span text:style-name="T43">p</text:span><text:span text:style-name="T25">roduces:</text:span></text:p>
      <text:p text:style-name="P48"><text:span text:style-name="Source_20_Text"><text:span text:style-name="T25"><text:s text:c="4"/>****-23', ***0xab</text:span></text:span></text:p>
      <text:p text:style-name="P22">and</text:p>
      <text:p text:style-name="P48"><text:span text:style-name="Source_20_Text"><text:span text:style-name="T25"><text:s text:c="4"/>fstring("%\"*20s", "abc")</text:span></text:span></text:p>
      <text:p text:style-name="P22">produces:</text:p>
      <text:p text:style-name="P48"><text:span text:style-name="Source_20_Text"><text:span text:style-name="T25"><text:s text:c="4"/>*****************abc</text:span></text:span></text:p>
      <text:p text:style-name="P22"/>
      <text:h text:style-name="P101" text:outline-level="3">Centering text.</text:h>
      <text:p text:style-name="P49"/>
      <text:p text:style-name="P49">Text can be centered by adding the <text:span text:style-name="T5">^</text:span><text:span text:style-name="T25"> flag to the format. <text:s/>The alphabetic fill character will be used to fill the areas left and right of the text.</text:span></text:p>
      <text:p text:style-name="P23">The centering works on all values, numeric and alphabetic.</text:p>
      <text:p text:style-name="P49"><text:span text:style-name="T25">Example:<text:line-break/> <text:s text:c="3"/></text:span><text:span text:style-name="Source_20_Text"><text:span text:style-name="T25">fstring("’%^20s’", "1234")</text:span></text:span></text:p>
      <text:p text:style-name="P50"><text:span text:style-name="T44">P</text:span><text:span text:style-name="T25">roduces:</text:span></text:p>
      <text:p text:style-name="P50"><text:span text:style-name="Source_20_Text"><text:span text:style-name="T25"><text:s text:c="4"/>‘ <text:s text:c="7"/>1234 <text:s text:c="7"/>‘</text:span></text:span></text:p>
      <text:p text:style-name="P23"/>
      <text:h text:style-name="P105" text:outline-level="3">Containers as arguments.</text:h>
      <text:p text:style-name="P57"/>
      <text:p text:style-name="P97">In the context of this text, a container is class that have <text:span text:style-name="T5">begin</text:span><text:span text:style-name="T25"> and </text:span><text:span text:style-name="T5">begin</text:span><text:span text:style-name="T25"> member functions or</text:span></text:p>
      <text:p text:style-name="P97"><text:span text:style-name="T25">for which <text:s text:c="2"/>This obviously includes all </text:span><text:span text:style-name="T5">std</text:span><text:span text:style-name="T25"> containers.</text:span></text:p>
      <text:p text:style-name="P97"><text:span text:style-name="T25"/></text:p>
      <text:p text:style-name="P96"><text:span text:style-name="T66">In the context of this text, a container is any class that has a </text:span><text:span text:style-name="T22">begin</text:span><text:span text:style-name="T57"> and </text:span><text:span text:style-name="T22">end</text:span><text:span text:style-name="T57"> member function <text:s/>or for which free standing </text:span><text:span text:style-name="T22">begin</text:span><text:span text:style-name="T57"> and </text:span><text:span text:style-name="T22">end</text:span><text:span text:style-name="T57"> functions exist. <text:s/>This obviously includes all </text:span><text:span text:style-name="T22">std</text:span><text:span text:style-name="T57"> conatiners.</text:span></text:p>
      <text:p text:style-name="P97"><text:span text:style-name="T25">Additionally </text:span><text:span text:style-name="T5">std::tuple</text:span><text:span text:style-name="T25"> and </text:span><text:span text:style-name="T5">std::pair</text:span><text:span text:style-name="T25"> are also considered containers.</text:span></text:p>
      <text:p text:style-name="P97"><text:span text:style-name="T25">When a container </text:span><text:span text:style-name="T47">s passed as a parameter </text:span><text:span text:style-name="T25">to a format</text:span><text:span text:style-name="T47">, all elements of the container will be printed with the same format.</text:span></text:p>
      <text:p text:style-name="P90"/>
      <text:p text:style-name="P24">Example:</text:p>
      <text:p text:style-name="P57"><text:span text:style-name="Source_20_Text"><text:span text:style-name="T25"><text:s text:c="4"/>std::vector&lt;int&gt; v = {10, 200, 3000 };</text:span></text:span></text:p>
      <text:p text:style-name="P57"><text:span text:style-name="Source_20_Text"><text:span text:style-name="T25"><text:s text:c="4"/>fstring("vector { %10d }", v)</text:span></text:span></text:p>
      <text:p text:style-name="P24">produces:</text:p>
      <text:p text:style-name="P57"><text:span text:style-name="Source_20_Text"><text:span text:style-name="T25"><text:s text:c="4"/>vector { <text:s text:c="8"/>10 <text:s text:c="6"/>200 <text:s text:c="5"/>3000 }</text:span></text:span></text:p>
      <text:p text:style-name="P24"/>
      <text:p text:style-name="P24"/>
      <text:p text:style-name="P27">The container format allows to format the elements of <text:span text:style-name="T67">a container, giving a prefix and a suffix for each element.</text:span></text:p>
      <text:p text:style-name="P27">The container format is specified with the <text:span text:style-name="T5">%[</text:span> format specifier. <text:s/>The syntax of this specifier is</text:p>
      <text:p text:style-name="P61"><text:span text:style-name="T5">%[xxxxx%fffyyyy%] </text:span>where <text:span text:style-name="T5">xxxxx</text:span><text:span text:style-name="T25"> is the prefix, </text:span><text:span text:style-name="T5">yyyy </text:span><text:span text:style-name="T25">is the suffix and </text:span><text:span text:style-name="T5">fff</text:span><text:span text:style-name="T25"> </text:span><text:span text:style-name="T51">is </text:span><text:span text:style-name="T25">the format to be used for each element.</text:span></text:p>
      <text:p text:style-name="P61"><text:span text:style-name="T52">An</text:span><text:span text:style-name="T25"> example will make this clear:</text:span></text:p>
      <text:p text:style-name="P61"><text:span text:style-name="Source_20_Text"><text:span text:style-name="T25"><text:s text:c="4"/>std::vector&lt;int&gt; v = { 9, 8, 7, 6 };</text:span></text:span></text:p>
      <text:p text:style-name="P61"><text:span text:style-name="Source_20_Text"><text:span text:style-name="T25"><text:s text:c="4"/>fstring("%[v=%d, %]", v)</text:span></text:span></text:p>
      <text:p text:style-name="P61"><text:span text:style-name="Source_20_Text"><text:span text:style-name="T25"><text:s text:c="4"/>// <text:s text:c="8"/></text:span></text:span><text:span text:style-name="Source_20_Text"><text:span text:style-name="T52">^^ prefix</text:span></text:span></text:p>
      <text:p text:style-name="P61"><text:span text:style-name="Source_20_Text"><text:span text:style-name="T52"><text:s text:c="4"/>// <text:s text:c="10"/>^^ format to be executed for each element</text:span></text:span></text:p>
      <text:p text:style-name="P61"><text:span text:style-name="Source_20_Text"><text:span text:style-name="T52"><text:s text:c="4"/>// <text:s text:c="12"/>^^ suffix</text:span></text:span></text:p>
      <text:p text:style-name="P62"><text:span text:style-name="T49">p</text:span><text:span text:style-name="T25">roduces:</text:span></text:p>
      <text:p text:style-name="P62"><text:span text:style-name="Source_20_Text"><text:span text:style-name="T25"><text:s text:c="4"/>v=9, v=8, v=7, v=6,</text:span></text:span></text:p>
      <text:p text:style-name="P28"><text:soft-page-break/>The extra comma at the end of the output is of course annoying, but this can be cured with the <text:span text:style-name="T5">#</text:span> flag. <text:s/>This flag suppresses the suffix on the last element.</text:p>
      <text:p text:style-name="P29">Example:</text:p>
      <text:p text:style-name="P28"><text:span text:style-name="Source_20_Text"><text:s text:c="4"/>fstring("{ %#[v=%d, %] }", v)</text:span></text:p>
      <text:p text:style-name="P62">produces:</text:p>
      <text:p text:style-name="P63"><text:span text:style-name="Source_20_Text"><text:span text:style-name="T62"><text:s text:c="4"/>{ v=9, v=8, v=7, v=6 }</text:span></text:span></text:p>
      <text:p text:style-name="P76"><text:span text:style-name="T62">Since </text:span><text:span text:style-name="T18">begin</text:span><text:span text:style-name="T50"> and </text:span><text:span text:style-name="T18">end</text:span><text:span text:style-name="T50"> are declared for arrays, the following also works.</text:span></text:p>
      <text:p text:style-name="P64"><text:span text:style-name="T50">E</text:span><text:span text:style-name="T25">xample:</text:span></text:p>
      <text:p text:style-name="P62"><text:span text:style-name="Source_20_Text"><text:span text:style-name="T25"><text:s text:c="4"/></text:span></text:span><text:span text:style-name="Source_20_Text"><text:span text:style-name="T52">double</text:span></text:span><text:span text:style-name="Source_20_Text"><text:span text:style-name="T25"> fa[] = { 1.2, 2.3, 3.4, 4.55555 };</text:span></text:span></text:p>
      <text:p text:style-name="P62"><text:span text:style-name="Source_20_Text"><text:span text:style-name="T25"><text:s text:c="4"/>fstring("{ %#[v=%.2f, %] }", fa)</text:span></text:span></text:p>
      <text:p text:style-name="P28">produces:</text:p>
      <text:p text:style-name="P62"><text:span text:style-name="Source_20_Text"><text:span text:style-name="T25"><text:s text:c="4"/>{ v=1.20, v=2.30, v=3.40, v=4.56 }</text:span></text:span></text:p>
      <text:h text:style-name="P106" text:outline-level="3">Formatting tuples and pairs.</text:h>
      <text:p text:style-name="P66"/>
      <text:p text:style-name="P66"><text:span text:style-name="T20">Tuples</text:span><text:span text:style-name="T64"> can be formatted using the container format as described above. <text:s text:c="3"/>1 <text:s/>2.30 <text:s text:c="6"/>four</text:span></text:p>
      <text:p text:style-name="P65"><text:span text:style-name="T50">S</text:span><text:span text:style-name="T25">ince all elements of a </text:span><text:span text:style-name="T5">tuple</text:span><text:span text:style-name="T25"> are formatted using the same fortmat, care must be taken to make sure that the format applies to all elements. <text:s/>The simplest way to achieve this is to use the </text:span><text:span text:style-name="T5">%s</text:span><text:span text:style-name="T25"> format.</text:span></text:p>
      <text:p text:style-name="P30">Example:</text:p>
      <text:p text:style-name="P65"><text:span text:style-name="Source_20_Text"><text:span text:style-name="T25"><text:s text:c="4"/>auto t = std::make_tuple(1, 2.3, "four");</text:span></text:span></text:p>
      <text:p text:style-name="P65"><text:span text:style-name="Source_20_Text"><text:span text:style-name="T25"><text:s text:c="4"/>fstring("{ %#[v=%s, %] }", t)</text:span></text:span></text:p>
      <text:p text:style-name="P30">produces</text:p>
      <text:p text:style-name="P65"><text:span text:style-name="Source_20_Text"><text:span text:style-name="T25"><text:s text:c="4"/>{ v=1, v=2.30000, v=four }</text:span></text:span></text:p>
      <text:p text:style-name="P30"/>
      <text:p text:style-name="P67"><text:span text:style-name="T53">T</text:span><text:span text:style-name="T25">o format </text:span><text:span text:style-name="T5">tuples</text:span><text:span text:style-name="T25"> elements with their own format, the </text:span><text:span text:style-name="T5">tuple</text:span><text:span text:style-name="T25"> format specifier can be used. <text:s/>The syntax for this specifier is </text:span><text:span text:style-name="T5">%&lt;</text:span><text:span text:style-name="T25"> followed with the formats of the elements, one per element followed with %&gt;.</text:span></text:p>
      <text:p text:style-name="P31">Example:</text:p>
      <text:p text:style-name="P67"><text:span text:style-name="Source_20_Text"><text:span text:style-name="T25"><text:s text:c="4"/>auto t = std::make_tuple(1, 2.3, "four");</text:span></text:span></text:p>
      <text:p text:style-name="P67"><text:span text:style-name="Source_20_Text"><text:span text:style-name="T25"><text:s text:c="4"/>fstring("%&lt;%5d %5.2f %10s%&gt;", t)</text:span></text:span></text:p>
      <text:p text:style-name="P69"><text:span text:style-name="T54">p</text:span><text:span text:style-name="T25">roduces:</text:span></text:p>
      <text:p text:style-name="P69"><text:span text:style-name="Source_20_Text"><text:span text:style-name="T25"><text:s text:c="8"/>1 <text:s/>2.30 <text:s text:c="6"/>four</text:span></text:span></text:p>
      <text:p text:style-name="P68"/>
      <text:h text:style-name="P101" text:outline-level="3">Nesting formats.</text:h>
      <text:p text:style-name="P69"/>
      <text:p text:style-name="P69">The container format (<text:span text:style-name="T5">%[ … %]</text:span><text:span text:style-name="T25">) the tuple format (</text:span><text:span text:style-name="T5">%&lt; … %&gt;</text:span><text:span text:style-name="T25">) and the repeating format (</text:span><text:span text:style-name="T5">%{ … %}</text:span><text:span text:style-name="T25">) can be nested with one limitation:</text:span></text:p>
      <text:p text:style-name="P69"><text:span text:style-name="T25">A repeating format that contains itself other formats can not be nested in the two other formats. This means that for example </text:span><text:span text:style-name="T5">%3{abc%}</text:span><text:span text:style-name="T25"> can be nested, but </text:span><text:span text:style-name="T5">%3{%d%}</text:span><text:span text:style-name="T25"> can not b</text:span><text:span text:style-name="T55">e</text:span><text:span text:style-name="T25"> nested.</text:span></text:p>
      <text:p text:style-name="P32">Repeating formats can be nested into other repeating formats without limitation.</text:p>
      <text:p text:style-name="P32"/>
      <text:p text:style-name="P69"><text:span text:style-name="T25">A nice axample of nested formats is the formatting of a </text:span><text:span text:style-name="T5">std::map:</text:span></text:p>
      <text:p text:style-name="P69"><text:span text:style-name="Source_20_Text"><text:span text:style-name="T5"><text:s text:c="4"/></text:span></text:span><text:span text:style-name="Source_20_Text"><text:span text:style-name="T25">std::map&lt;int, const char*&gt; m = { {1, "one"}, {3, "three"}, {2, "two"} };</text:span></text:span></text:p>
      <text:p text:style-name="P69"><text:span text:style-name="Source_20_Text"><text:span text:style-name="T25"><text:s text:c="4"/>fstring("%#[%&lt;{ key: %3d, value: %5s }%&gt;, %]", m)</text:span></text:span></text:p>
      <text:p text:style-name="P70"><text:span text:style-name="Source_20_Text"><text:span text:style-name="T25"><text:s text:c="9"/>// </text:span></text:span><text:span text:style-name="Source_20_Text"><text:span text:style-name="T55">^^^^ start of map formatting</text:span></text:span></text:p>
      <text:p text:style-name="P70"><text:span text:style-name="Source_20_Text"><text:span text:style-name="T55"><text:s text:c="9"/>// <text:s text:c="4"/>^^ start of element formatting</text:span></text:span></text:p>
      <text:p text:style-name="P70"><text:span text:style-name="Source_20_Text"><text:span text:style-name="T55"><text:s text:c="9"/>// <text:s text:c="6"/>^^^^^^^^^^^^^^^^^^^^^^^^ formats for element</text:span></text:span></text:p>
      <text:p text:style-name="P70"><text:span text:style-name="Source_20_Text"><text:span text:style-name="T55"><text:s text:c="9"/>// <text:s text:c="30"/>^^ end of element</text:span></text:span></text:p>
      <text:p text:style-name="P70"><text:span text:style-name="Source_20_Text"><text:span text:style-name="T55"><text:s text:c="9"/>// <text:s text:c="34"/>^^ end of map</text:span></text:span></text:p>
      <text:p text:style-name="P33">produces:</text:p>
      <text:p text:style-name="P70"><text:span text:style-name="Source_20_Text"><text:span text:style-name="T55"><text:s text:c="4"/>{ key: <text:s text:c="2"/>1, value: <text:s text:c="2"/>one }, { key: <text:s text:c="2"/>2, value: <text:s text:c="2"/>two }, { key: <text:s text:c="2"/>3, value: three }</text:span></text:span></text:p>
      <text:p text:style-name="P33"/>
      <text:p text:style-name="P77"/>
      <text:h text:style-name="P100" text:outline-level="3">Repeating formats.</text:h>
      <text:p text:style-name="P44"/>
      <text:p text:style-name="P57">The <text:span text:style-name="T5">tsio</text:span><text:span text:style-name="T25"> package provides repeating formats. <text:s/>A repeating format is a format that is executed "abcabcabcabcabcfor multiple consecutive arguments.</text:span></text:p>
      <text:p text:style-name="P57"><text:span text:style-name="T25">A repeating format starts with </text:span><text:span text:style-name="T5">%n{</text:span><text:span text:style-name="T25"> where n is an integer value that specifies the repeat count and ends with </text:span><text:span text:style-name="T5">%}</text:span><text:span text:style-name="T25">. <text:s/>All the text and format specifications betwee</text:span><text:span text:style-name="T48">n</text:span><text:span text:style-name="T25"> these markers are repeated. <text:s/>Enough parameters must be passed to satisfy all these format specifiers.</text:span></text:p>
      <text:p text:style-name="P24">Example:</text:p>
      <text:p text:style-name="P58"><text:span text:style-name="Source_20_Text"><text:span text:style-name="T47"><text:s text:c="4"/></text:span></text:span><text:span text:style-name="Source_20_Text">fstring("%10{-=%}")</text:span></text:p>
      <text:p text:style-name="P59">produces:</text:p>
      <text:p text:style-name="P59"><text:span text:style-name="Source_20_Text"><text:s text:c="4"/>-=-=-=-=-=-=-=-=-=-=</text:span></text:p>
      <text:p text:style-name="P59">and</text:p>
      <text:p text:style-name="P59"><text:span text:style-name="Source_20_Text"><text:s text:c="4"/>fstring("repeat: %3{%4d%}", 1, 22, 333)</text:span></text:p>
      <text:p text:style-name="P59">produces:</text:p>
      <text:p text:style-name="P59"><text:span text:style-name="Source_20_Text"><text:s text:c="4"/>repeat: <text:s text:c="2"/>1 <text:s/>22 333</text:span></text:p>
      <text:p text:style-name="P60"/>
      <text:p text:style-name="P59">Repeating format can be nested without any practical limit.</text:p>
      <text:p text:style-name="P59">It is possible to spe<text:span text:style-name="T61">ci</text:span>fy the re<text:span text:style-name="T61">pe</text:span>at count at execution time using the <text:span text:style-name="T5">*</text:span><text:span text:style-name="T25"> notation.</text:span></text:p>
      <text:p text:style-name="P25">Example:</text:p>
      <text:p text:style-name="P59"><text:span text:style-name="Source_20_Text"><text:span text:style-name="T25"><text:s text:c="4"/>fstring("%*{abc%}", 5)</text:span></text:span></text:p>
      <text:p text:style-name="P25">produces:</text:p>
      <text:p text:style-name="P59"><text:span text:style-name="Source_20_Text"><text:span text:style-name="T25"><text:s text:c="4"/>abcabcabcabcabc</text:span></text:span></text:p>
      <text:h text:style-name="P107" text:outline-level="3"><text:span text:style-name="T60">The </text:span><text:span text:style-name="T15">fmt</text:span><text:span text:style-name="T45"> io manipulator.</text:span></text:h>
      <text:p text:style-name="P44"/>
      <text:p text:style-name="P51">The <text:span text:style-name="T5">tsio::fmt</text:span><text:span text:style-name="T25"> io manipulator allows to set </text:span><text:span text:style-name="T5">std::osttream</text:span><text:span text:style-name="T25"> flags according to a printf like format.</text:span></text:p>
      <text:p text:style-name="P51"><text:span text:style-name="T25">Although the format uses the same syntax as </text:span><text:span text:style-name="T5">tsio::sprintf</text:span><text:span text:style-name="T25">, it does not implement all its features. <text:s/>Only the features are implemented that have an equivalent in the </text:span><text:span text:style-name="T5">ostream</text:span><text:span text:style-name="T25"> flags.</text:span></text:p>
      <text:p text:style-name="P51"><text:span text:style-name="T25">For example, the </text:span><text:span text:style-name="T5">space if positive</text:span><text:span text:style-name="T25"> flag from printf has no equivalence in </text:span><text:span text:style-name="T5">ostream’</text:span></text:p>
      <text:p text:style-name="P52"><text:span text:style-name="T25">Some formats, like the </text:span><text:span text:style-name="T5">g</text:span><text:span text:style-name="T25"> format reproduce different results.</text:span></text:p>
      <text:p text:style-name="P26">An example will make its usage clear:</text:p>
      <text:p text:style-name="P53"><text:s text:c="7"/><text:span text:style-name="Source_20_Text"><text:s/>std::string str;</text:span></text:p>
      <text:p text:style-name="P53"><text:span text:style-name="Source_20_Text"><text:s text:c="4"/>short s = 123;</text:span></text:p>
      <text:p text:style-name="P53"><text:span text:style-name="Source_20_Text"><text:s text:c="4"/>int i = 42;</text:span></text:p>
      <text:p text:style-name="P53"><text:span text:style-name="Source_20_Text"><text:s text:c="4"/>float f = float(234.567);</text:span></text:p>
      <text:p text:style-name="P53"><text:span text:style-name="Source_20_Text"><text:s text:c="4"/>double d = 345.678;</text:span></text:p>
      <text:p text:style-name="P53"><text:span text:style-name="Source_20_Text"><text:s text:c="4"/>const char* ch = "Don't panic";</text:span></text:p>
      <text:p text:style-name="P53"><text:span text:style-name="Source_20_Text"/></text:p>
      <text:p text:style-name="P54"><text:span text:style-name="Source_20_Text"><text:s text:c="4"/>std::cout &lt;&lt; fmt("%-15s") &lt;&lt; ch &lt;&lt; ',' &lt;&lt; fmt("%12i") &lt;&lt; s</text:span></text:p>
      <text:p text:style-name="P54"><text:span text:style-name="Source_20_Text"><text:s text:c="8"/>&lt;&lt; ',' &lt;&lt; fmt("d") &lt;&lt; i &lt;&lt; ',' &lt;&lt; fmt("12.2f") &lt;&lt; f</text:span></text:p>
      <text:p text:style-name="P54"><text:span text:style-name="Source_20_Text"><text:s text:c="8"/>&lt;&lt; ',' &lt;&lt; fmt("%7.1E") &lt;&lt; d &lt;&lt; ',' &lt;&lt; fmt("a") &lt;&lt; d</text:span></text:p>
      <text:p text:style-name="P54"><text:span text:style-name="Source_20_Text"><text:s text:c="8"/>&lt;&lt; fmt() &lt;&lt; '\n';</text:span></text:p>
      <text:p text:style-name="P55">produces:</text:p>
      <text:p text:style-name="P55"><text:span text:style-name="Source_20_Text"><text:s text:c="4"/>"Don't panic <text:s text:c="3"/>, <text:s text:c="8"/>123,42,</text:span></text:p>
      <text:p text:style-name="P55"><text:span text:style-name="Source_20_Text"><text:s text:c="5"/>234.57,3.5E+02,0x1.59ad916872b02p+8"</text:span></text:p>
      <text:p text:style-name="P55">The <text:span text:style-name="T5">fmt</text:span><text:span text:style-name="T25"> io </text:span><text:span text:style-name="T46">manipulator clears all </text:span><text:span text:style-name="T16">ostream</text:span><text:span text:style-name="T46"> flags when it starts. <text:s/>It then sets the flag as required by the format. <text:s/>After the next value is printed, the flags keep the newly set values except </text:span><text:span text:style-name="T16">width</text:span><text:span text:style-name="T46"> that is reset to default.</text:span></text:p>
      <text:p text:style-name="P56"><text:span text:style-name="T46">T</text:span><text:span text:style-name="T25">he call to </text:span><text:span text:style-name="T5">fmt()</text:span><text:span text:style-name="T25"> without any format resets all flags to their default va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05T16:43:43.285075013</dc:date>
    <meta:editing-duration>PT2H30M13S</meta:editing-duration>
    <meta:editing-cycles>27</meta:editing-cycles>
    <meta:generator>LibreOffice/5.4.5.1$Linux_x86 LibreOffice_project/40$Build-1</meta:generator>
    <meta:document-statistic meta:table-count="0" meta:image-count="0" meta:object-count="0" meta:page-count="17" meta:paragraph-count="196" meta:word-count="1841" meta:character-count="11696" meta:non-whitespace-character-count="9574"/>
  </office:meta>
</office:document-meta>
</file>